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70b4b" officeooo:paragraph-rsid="00170b4b"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84892" officeooo:paragraph-rsid="0018489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84892" officeooo:paragraph-rsid="00170b4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officeooo:rsid="00170b4b" officeooo:paragraph-rsid="00170b4b"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84892" officeooo:paragraph-rsid="0018489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97f2e" officeooo:paragraph-rsid="00197f2e" style:font-size-asian="10.5pt" style:font-weight-asian="bold" style:font-size-complex="12pt" style:font-weight-complex="bold"/>
    </style:style>
    <style:style style:name="P7" style:family="paragraph" style:parent-style-name="Standard">
      <style:paragraph-properties fo:text-align="start" style:justify-single-word="false"/>
      <style:text-properties officeooo:paragraph-rsid="00197f2e"/>
    </style:style>
    <style:style style:name="P8" style:family="paragraph" style:parent-style-name="Standard">
      <style:paragraph-properties fo:text-align="start" style:justify-single-word="false"/>
      <style:text-properties officeooo:paragraph-rsid="001a6d8b"/>
    </style:style>
    <style:style style:name="P9" style:family="paragraph" style:parent-style-name="Standard">
      <style:paragraph-properties fo:text-align="start" style:justify-single-word="false"/>
      <style:text-properties officeooo:paragraph-rsid="001b60a3"/>
    </style:style>
    <style:style style:name="P10" style:family="paragraph" style:parent-style-name="Standard">
      <style:paragraph-properties fo:text-align="start" style:justify-single-word="false"/>
      <style:text-properties fo:font-weight="normal" officeooo:rsid="0019e12f" officeooo:paragraph-rsid="0019e12f" style:font-weight-asian="normal" style:font-weight-complex="normal"/>
    </style:style>
    <style:style style:name="P11" style:family="paragraph" style:parent-style-name="Standard">
      <style:paragraph-properties fo:text-align="start" style:justify-single-word="false"/>
      <style:text-properties fo:language="en" fo:country="US" officeooo:rsid="0019e12f" officeooo:paragraph-rsid="00197f2e"/>
    </style:style>
    <style:style style:name="P12" style:family="paragraph" style:parent-style-name="Standard">
      <style:paragraph-properties fo:text-align="start" style:justify-single-word="false"/>
      <style:text-properties fo:language="en" fo:country="US" fo:font-weight="bold" officeooo:rsid="0019e12f" officeooo:paragraph-rsid="0019e12f" style:font-weight-asian="bold" style:font-weight-complex="bold"/>
    </style:style>
    <style:style style:name="P13" style:family="paragraph" style:parent-style-name="Standard">
      <style:paragraph-properties fo:text-align="start" style:justify-single-word="false"/>
      <style:text-properties fo:language="en" fo:country="US" fo:font-weight="bold" officeooo:rsid="0029a4a9" officeooo:paragraph-rsid="0029a4a9" style:font-weight-asian="bold" style:font-weight-complex="bold"/>
    </style:style>
    <style:style style:name="P14" style:family="paragraph" style:parent-style-name="Standard">
      <style:paragraph-properties fo:text-align="start" style:justify-single-word="false"/>
      <style:text-properties fo:language="en" fo:country="US" fo:font-weight="bold" officeooo:rsid="002d6412" officeooo:paragraph-rsid="002d6412" style:font-weight-asian="bold" style:font-weight-complex="bold"/>
    </style:style>
    <style:style style:name="P15" style:family="paragraph" style:parent-style-name="Standard">
      <style:paragraph-properties fo:text-align="start" style:justify-single-word="false"/>
      <style:text-properties fo:language="en" fo:country="US" fo:font-weight="normal" officeooo:rsid="001a6d8b" officeooo:paragraph-rsid="0019e12f" style:font-weight-asian="normal" style:font-weight-complex="normal"/>
    </style:style>
    <style:style style:name="P16" style:family="paragraph" style:parent-style-name="Standard">
      <style:paragraph-properties fo:text-align="start" style:justify-single-word="false"/>
      <style:text-properties fo:language="en" fo:country="US" fo:font-weight="normal" officeooo:rsid="001b60a3" officeooo:paragraph-rsid="0019e12f" style:font-weight-asian="normal" style:font-weight-complex="normal"/>
    </style:style>
    <style:style style:name="P17" style:family="paragraph" style:parent-style-name="Standard">
      <style:paragraph-properties fo:text-align="start" style:justify-single-word="false"/>
      <style:text-properties fo:language="en" fo:country="US" fo:font-weight="normal" officeooo:rsid="001b60a3" officeooo:paragraph-rsid="001b60a3" style:font-weight-asian="normal" style:font-weight-complex="normal"/>
    </style:style>
    <style:style style:name="P18" style:family="paragraph" style:parent-style-name="Standard">
      <style:paragraph-properties fo:text-align="start" style:justify-single-word="false"/>
      <style:text-properties fo:language="en" fo:country="US" fo:font-weight="normal" officeooo:rsid="001be470" officeooo:paragraph-rsid="001b60a3" style:font-weight-asian="normal" style:font-weight-complex="normal"/>
    </style:style>
    <style:style style:name="P19" style:family="paragraph" style:parent-style-name="Standard">
      <style:paragraph-properties fo:text-align="start" style:justify-single-word="false"/>
      <style:text-properties fo:language="en" fo:country="US" fo:font-weight="normal" officeooo:rsid="001c7ee6" officeooo:paragraph-rsid="001b60a3" style:font-weight-asian="normal" style:font-weight-complex="normal"/>
    </style:style>
    <style:style style:name="P20" style:family="paragraph" style:parent-style-name="Standard">
      <style:paragraph-properties fo:text-align="start" style:justify-single-word="false"/>
      <style:text-properties fo:language="en" fo:country="US" fo:font-weight="normal" officeooo:rsid="001c7ee6" officeooo:paragraph-rsid="001c7ee6" style:font-weight-asian="normal" style:font-weight-complex="normal"/>
    </style:style>
    <style:style style:name="P21" style:family="paragraph" style:parent-style-name="Standard">
      <style:paragraph-properties fo:text-align="start" style:justify-single-word="false"/>
      <style:text-properties fo:language="en" fo:country="US" fo:font-weight="normal" officeooo:rsid="0029af98" officeooo:paragraph-rsid="0029a4a9" style:font-weight-asian="normal" style:font-weight-complex="normal"/>
    </style:style>
    <style:style style:name="P22" style:family="paragraph" style:parent-style-name="Standard">
      <style:paragraph-properties fo:text-align="start" style:justify-single-word="false"/>
      <style:text-properties fo:language="en" fo:country="US" fo:font-weight="normal" officeooo:rsid="002d6412" officeooo:paragraph-rsid="002d6412" style:font-weight-asian="normal" style:font-weight-complex="normal"/>
    </style:style>
    <style:style style:name="P23" style:family="paragraph" style:parent-style-name="Standard">
      <style:paragraph-properties fo:text-align="start" style:justify-single-word="false"/>
      <style:text-properties fo:language="en" fo:country="US" fo:font-weight="normal" officeooo:rsid="002ebd7a" officeooo:paragraph-rsid="002ebd7a" style:font-weight-asian="normal" style:font-weight-complex="normal"/>
    </style:style>
    <style:style style:name="P24" style:family="paragraph" style:parent-style-name="Standard">
      <style:paragraph-properties fo:text-align="start" style:justify-single-word="false"/>
      <style:text-properties fo:language="en" fo:country="US" fo:font-weight="normal" officeooo:rsid="0029af98" officeooo:paragraph-rsid="0029a4a9"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4892" style:font-weight-asian="normal" style:font-weight-complex="normal"/>
    </style:style>
    <style:style style:name="T3" style:family="text">
      <style:text-properties fo:font-weight="normal" officeooo:rsid="00197f2e" style:font-weight-asian="normal" style:font-weight-complex="normal"/>
    </style:style>
    <style:style style:name="T4" style:family="text">
      <style:text-properties fo:font-weight="normal" officeooo:rsid="0029af98" style:font-weight-asian="normal" style:font-weight-complex="normal"/>
    </style:style>
    <style:style style:name="T5" style:family="text">
      <style:text-properties officeooo:rsid="0019e12f"/>
    </style:style>
    <style:style style:name="T6" style:family="text">
      <style:text-properties fo:language="en" fo:country="US"/>
    </style:style>
    <style:style style:name="T7" style:family="text">
      <style:text-properties fo:language="en" fo:country="US" officeooo:rsid="0019e12f"/>
    </style:style>
    <style:style style:name="T8" style:family="text">
      <style:text-properties fo:language="en" fo:country="US" officeooo:rsid="001a6d8b"/>
    </style:style>
    <style:style style:name="T9" style:family="text">
      <style:text-properties fo:language="en" fo:country="US" fo:font-weight="normal" officeooo:rsid="0019e12f" style:font-weight-asian="normal" style:font-weight-complex="normal"/>
    </style:style>
    <style:style style:name="T10" style:family="text">
      <style:text-properties fo:language="en" fo:country="US" fo:font-weight="normal" officeooo:rsid="001a6d8b" style:font-weight-asian="normal" style:font-weight-complex="normal"/>
    </style:style>
    <style:style style:name="T11" style:family="text">
      <style:text-properties fo:language="en" fo:country="US" fo:font-weight="normal" officeooo:rsid="001b60a3" style:font-weight-asian="normal" style:font-weight-complex="normal"/>
    </style:style>
    <style:style style:name="T12" style:family="text">
      <style:text-properties fo:language="en" fo:country="US" fo:font-weight="normal" officeooo:rsid="001be470" style:font-weight-asian="normal" style:font-weight-complex="normal"/>
    </style:style>
    <style:style style:name="T13" style:family="text">
      <style:text-properties fo:language="en" fo:country="US" fo:font-weight="normal" officeooo:rsid="001c7ee6" style:font-weight-asian="normal" style:font-weight-complex="normal"/>
    </style:style>
    <style:style style:name="T14" style:family="text">
      <style:text-properties fo:language="en" fo:country="US" officeooo:rsid="001b60a3"/>
    </style:style>
    <style:style style:name="T15" style:family="text">
      <style:text-properties fo:language="en" fo:country="US" officeooo:rsid="001c7ee6"/>
    </style:style>
    <style:style style:name="T16" style:family="text">
      <style:text-properties fo:language="en" fo:country="US" officeooo:rsid="0022a605"/>
    </style:style>
    <style:style style:name="T17" style:family="text">
      <style:text-properties fo:language="en" fo:country="US" officeooo:rsid="0029a4a9"/>
    </style:style>
    <style:style style:name="T18" style:family="text">
      <style:text-properties fo:font-size="12pt" fo:font-weight="normal" officeooo:rsid="00197f2e" style:font-size-asian="10.5pt" style:font-weight-asian="normal" style:font-size-complex="12pt" style:font-weight-complex="normal"/>
    </style:style>
    <style:style style:name="T19" style:family="text">
      <style:text-properties fo:font-size="12pt" fo:font-weight="normal" officeooo:rsid="0019e12f" style:font-size-asian="10.5pt" style:font-weight-asian="normal" style:font-size-complex="12pt" style:font-weight-complex="normal"/>
    </style:style>
    <style:style style:name="T20" style:family="text">
      <style:text-properties fo:font-size="12pt" fo:font-weight="normal" officeooo:rsid="0029a4a9" style:font-size-asian="10.5pt" style:font-weight-asian="normal" style:font-size-complex="12pt" style:font-weight-complex="normal"/>
    </style:style>
    <style:style style:name="T21" style:family="text">
      <style:text-properties officeooo:rsid="001e3b9a"/>
    </style:style>
    <style:style style:name="T22" style:family="text">
      <style:text-properties officeooo:rsid="0022797d"/>
    </style:style>
    <style:style style:name="T23" style:family="text">
      <style:text-properties officeooo:rsid="00245752"/>
    </style:style>
    <style:style style:name="T24" style:family="text">
      <style:text-properties officeooo:rsid="002b5ae1"/>
    </style:style>
    <style:style style:name="T25" style:family="text">
      <style:text-properties officeooo:rsid="002ebd7a"/>
    </style:style>
    <style:style style:name="T26" style:family="text">
      <style:text-properties officeooo:rsid="002f00d5"/>
    </style:style>
    <style:style style:name="T27" style:family="text">
      <style:text-properties officeooo:rsid="002fffe6"/>
    </style:style>
    <style:style style:name="T28" style:family="text">
      <style:text-properties officeooo:rsid="0032a779"/>
    </style:style>
    <style:style style:name="T29" style:family="text">
      <style:text-properties officeooo:rsid="00337c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1">Library manag<text:span text:style-name="T22">e</text:span>ment system v.1.0 – technical documentation</text:p>
      <text:p text:style-name="P1"/>
      <text:p text:style-name="P4">1. Assumptions</text:p>
      <text:p text:style-name="P4"><text:tab/><text:span text:style-name="T1">This application is going to </text:span><text:span text:style-name="T2">help managment libraries. This system will be allow user to save books available in library, library users, designate and monitor leasing process </text:span><text:span text:style-name="T3">for many libraries</text:span><text:span text:style-name="T2">.</text:span></text:p>
      <text:p text:style-name="P3"/>
      <text:p text:style-name="P5">2. Technologies</text:p>
      <text:p text:style-name="P2"><text:tab/>This project will be create in WPF using C#, .NET, <text:span text:style-name="T5">MVVM,</text:span> <text:span text:style-name="T23">MS SQL Server, and Entity Framework Core for mapping database’s objects.</text:span></text:p>
      <text:p text:style-name="P2"/>
      <text:p text:style-name="P6">3. Start window</text:p>
      <text:p text:style-name="P7"><text:span text:style-name="T18"><text:tab/>First window, which is showing after start app will contains a logging system. User can write a </text:span><text:span text:style-name="T20">NIP of an existing library, </text:span><text:span text:style-name="T18">login and password, but a library worker cannot create own </text:span><text:span text:style-name="T19">account, all of accounts are created by admin</text:span><text:span text:style-name="T20">s</text:span><text:span text:style-name="T19"> of library, </text:span><text:span text:style-name="T6">and all permissions are granted by him. </text:span><text:span text:style-name="T7">Under these two textboxes </text:span><text:span text:style-name="T17">are</text:span><text:span text:style-name="T7"> button</text:span><text:span text:style-name="T17">s</text:span><text:span text:style-name="T7"> ‘Register your library’, </text:span><text:span text:style-name="T17">and button for recovery account if user do not remember password (system send email to a library account with a request about reset password).</text:span></text:p>
      <text:p text:style-name="P11"/>
      <text:p text:style-name="P12">4. Registering library</text:p>
      <text:p text:style-name="P8"><text:span text:style-name="T9"><text:tab/>After click the button in a start window, start window is closed, and Registration window is open. </text:span><text:span text:style-name="T10">The window contains the following textboxes in </text:span><text:span text:style-name="T13">three</text:span><text:span text:style-name="T10"> columns (</text:span><text:span text:style-name="T11">requiered</text:span><text:span text:style-name="T8"> for filling in are </text:span><text:span text:style-name="T16">not</text:span><text:span text:style-name="T8"> marked with “*” symbol</text:span><text:span text:style-name="T10">):</text:span></text:p>
      <text:p text:style-name="P15">-Address</text:p>
      <text:p text:style-name="P15">-Telephone number</text:p>
      <text:p text:style-name="P10"><text:span text:style-name="T8">-Website </text:span><text:span text:style-name="T15">address*</text:span></text:p>
      <text:p text:style-name="P15"/>
      <text:p text:style-name="P15">-Email address</text:p>
      <text:p text:style-name="P10"><text:span text:style-name="T8">-</text:span><text:span text:style-name="T14">NIP number</text:span></text:p>
      <text:p text:style-name="P16">-REGON number</text:p>
      <text:p text:style-name="P16"/>
      <text:p text:style-name="P16">-DUNS number</text:p>
      <text:p text:style-name="P16">-Name</text:p>
      <text:p text:style-name="P17">-Date of commencement of activities</text:p>
      <text:p text:style-name="P17"/>
      <text:p text:style-name="P9"><text:span text:style-name="T11">-</text:span><text:span text:style-name="T12">Voivodeship</text:span></text:p>
      <text:p text:style-name="P18">-City</text:p>
      <text:p text:style-name="P18">-ZIP code</text:p>
      <text:p text:style-name="P18"/>
      <text:p text:style-name="P9"><text:span text:style-name="T12">-</text:span><text:span text:style-name="T13">Admin account login</text:span></text:p>
      <text:p text:style-name="P19">-Password</text:p>
      <text:p text:style-name="P19">-Repeat a password</text:p>
      <text:p text:style-name="P19"/>
      <text:p text:style-name="P20"><text:tab/>In the right bottom corner of form is button with content “register”. After click that, programme check, does the library can be registered. If exists any library with the same DUNS number, email address, address, NIP number or REGON number, throw an exception and do not create a <text:span text:style-name="T24">library</text:span>. If password and repeat a password are not the same, throw an exception and do not create a database. <text:span text:style-name="T21">If everything is correct send email on received email address. After confirmation user can confirm everything using email and auto-generated 4 digits code, and then he is redirected to login window.</text:span></text:p>
      <text:p text:style-name="P20"/>
      <text:p text:style-name="P13">5. Database structure</text:p>
      <text:p text:style-name="P13"><text:tab/><text:span text:style-name="T4">Tables:</text:span></text:p>
      <text:p text:style-name="P21"><text:soft-page-break/>*libraries – contains all of information about libraries, which programm has got in registration</text:p>
      <text:p text:style-name="P21">*Admins – contains all of admins (primary key, Login, Password, relation with one library)</text:p>
      <text:p text:style-name="P21">*Workers – contains all of workers (primary key, Login, Password, relation with one library)</text:p>
      <text:p text:style-name="P21">*Users – contains all of normal users (primary key, email, password, PESEL, living address, relation with one library)</text:p>
      <text:p text:style-name="P21">*<text:span text:style-name="T28">Books – contains all of books (primary key, title, author, date_of_published, is_borrowed, LibraryId)</text:span></text:p>
      <text:p text:style-name="P21">*<text:span text:style-name="T29">Loan - <text:s/>contains all of loans (primary key, date_of_loan, max_due_value, LibraryId, BookId)</text:span></text:p>
      <text:p text:style-name="P21"/>
      <text:p text:style-name="P14">6. Application after login</text:p>
      <text:p text:style-name="P22"><text:tab/>If user logged correctly to the application, he can see two types of window depended on his account type.</text:p>
      <text:p text:style-name="P22"/>
      <text:p text:style-name="P22">1. Admin window/worker window:</text:p>
      <text:p text:style-name="P22"><text:tab/>For admins and worker exists the same view, but for workers has constrained functionalities.</text:p>
      <text:p text:style-name="P22"/>
      <text:p text:style-name="P22">*Functionalities common to admins and <text:span text:style-name="T25">workers:</text:span></text:p>
      <text:p text:style-name="P22">-<text:span text:style-name="T25">Adding new user using email code validation</text:span></text:p>
      <text:p text:style-name="P22">-<text:span text:style-name="T25">Adding new loans</text:span></text:p>
      <text:p text:style-name="P22">-<text:span text:style-name="T25">Adding new books</text:span></text:p>
      <text:p text:style-name="P22">-<text:span text:style-name="T25">Selecting existing books</text:span></text:p>
      <text:p text:style-name="P22">-<text:span text:style-name="T25">Selecting existing loans</text:span></text:p>
      <text:p text:style-name="P23">-Selecting existing users</text:p>
      <text:p text:style-name="P23">-Removing users</text:p>
      <text:p text:style-name="P23">-Removing loans</text:p>
      <text:p text:style-name="P23">-Removing books</text:p>
      <text:p text:style-name="P23">-Selecting users with relation with <text:s/>their current loans</text:p>
      <text:p text:style-name="P23">-Selecting how many and which books with the same author are in a library</text:p>
      <text:p text:style-name="P23"/>
      <text:p text:style-name="P23">*Functionalities only for admins:</text:p>
      <text:p text:style-name="P23">-Adding new workers</text:p>
      <text:p text:style-name="P23">-Adding new admins</text:p>
      <text:p text:style-name="P23">-Removing workers</text:p>
      <text:p text:style-name="P23">-<text:span text:style-name="T26">Removing admins</text:span></text:p>
      <text:p text:style-name="P23">-Selecting workers with all their data</text:p>
      <text:p text:style-name="P23">-Selecting admins with all their data</text:p>
      <text:p text:style-name="P23">-Advancing workers to admins</text:p>
      <text:p text:style-name="P23"/>
      <text:p text:style-name="P22">2. User window:</text:p>
      <text:p text:style-name="P22">-<text:span text:style-name="T27">Selecting all of borrowed books with terms</text:span></text:p>
      <text:p text:style-name="P22">-<text:span text:style-name="T27">Selecting all of available books in libr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16T15:21:25.224000000</meta:creation-date>
    <dc:date>2022-12-03T13:47:15.740000000</dc:date>
    <meta:editing-duration>PT1H29M4S</meta:editing-duration>
    <meta:editing-cycles>16</meta:editing-cycles>
    <meta:generator>LibreOffice/6.1.0.3$Windows_x86 LibreOffice_project/efb621ed25068d70781dc026f7e9c5187a4decd1</meta:generator>
    <meta:document-statistic meta:table-count="0" meta:image-count="0" meta:object-count="0" meta:page-count="2" meta:paragraph-count="60" meta:word-count="543" meta:character-count="3505" meta:non-whitespace-character-count="3006"/>
  </office:meta>
</office:document-meta>
</file>